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C3rev">
            <text:p>EC3rev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hree reactions">
            <text:p>Model with three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71.42857142857143">
            <text:p>71.42857142857143</text:p>
          </table:table-cell>
          <table:table-cell office:value-type="float" office:value="51.02040816326531">
            <text:p>51.02040816326531</text:p>
          </table:table-cell>
          <table:table-cell office:value-type="float" office:value="36.44314868804665">
            <text:p>36.44314868804665</text:p>
          </table:table-cell>
          <table:table-cell office:value-type="float" office:value="26.03082049146189">
            <text:p>26.03082049146189</text:p>
          </table:table-cell>
          <table:table-cell office:value-type="float" office:value="18.59344320818707">
            <text:p>18.59344320818707</text:p>
          </table:table-cell>
          <table:table-cell office:value-type="float" office:value="13.28103086299076">
            <text:p>13.28103086299076</text:p>
          </table:table-cell>
          <table:table-cell office:value-type="float" office:value="9.486450616421974">
            <text:p>9.486450616421974</text:p>
          </table:table-cell>
          <table:table-cell office:value-type="float" office:value="6.776036154587125">
            <text:p>6.776036154587125</text:p>
          </table:table-cell>
          <table:table-cell office:value-type="float" office:value="4.84002582470509">
            <text:p>4.84002582470509</text:p>
          </table:table-cell>
          <table:table-cell office:value-type="float" office:value="3.457161303360778">
            <text:p>3.457161303360778</text:p>
          </table:table-cell>
          <table:table-cell office:value-type="float" office:value="2.469400930971985">
            <text:p>2.469400930971985</text:p>
          </table:table-cell>
          <table:table-cell office:value-type="float" office:value="1.763857807837132">
            <text:p>1.763857807837132</text:p>
          </table:table-cell>
          <table:table-cell office:value-type="float" office:value="1.25989843416938">
            <text:p>1.25989843416938</text:p>
          </table:table-cell>
          <table:table-cell office:value-type="float" office:value="0.8999274529781288">
            <text:p>0.8999274529781288</text:p>
          </table:table-cell>
          <table:table-cell office:value-type="float" office:value="0.6428053235558063">
            <text:p>0.6428053235558063</text:p>
          </table:table-cell>
          <table:table-cell office:value-type="float" office:value="0.4591466596827188">
            <text:p>0.4591466596827188</text:p>
          </table:table-cell>
          <table:table-cell office:value-type="float" office:value="0.3279618997733706">
            <text:p>0.3279618997733706</text:p>
          </table:table-cell>
          <table:table-cell office:value-type="float" office:value="0.2342584998381219">
            <text:p>0.2342584998381219</text:p>
          </table:table-cell>
          <table:table-cell office:value-type="float" office:value="0.1673274998843728">
            <text:p>0.1673274998843728</text:p>
          </table:table-cell>
          <table:table-cell office:value-type="float" office:value="0.119519642774552">
            <text:p>0.119519642774552</text:p>
          </table:table-cell>
          <table:table-cell office:value-type="float" office:value="0.0853711734103943">
            <text:p>0.0853711734103943</text:p>
          </table:table-cell>
          <table:table-cell office:value-type="float" office:value="0.060979409578853">
            <text:p>0.060979409578853</text:p>
          </table:table-cell>
          <table:table-cell office:value-type="float" office:value="0.0435567211277522">
            <text:p>0.0435567211277522</text:p>
          </table:table-cell>
          <table:table-cell office:value-type="float" office:value="0.0311119436626801">
            <text:p>0.0311119436626801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8924394992677327">
            <text:p>0.8924394992677327</text:p>
          </table:table-cell>
          <table:table-cell office:value-type="float" office:value="0.7700000000000005">
            <text:p>0.7700000000000005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660812402677307">
            <text:p>0.8660812402677307</text:p>
          </table:table-cell>
          <table:table-cell office:value-type="float" office:value="0.7649132793908664">
            <text:p>0.7649132793908664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707616833309039">
            <text:p>0.8707616833309039</text:p>
          </table:table-cell>
          <table:table-cell office:value-type="float" office:value="0.7708484977645284">
            <text:p>0.7708484977645284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769932670401802">
            <text:p>0.8769932670401802</text:p>
          </table:table-cell>
          <table:table-cell office:value-type="float" office:value="0.7788358971608921">
            <text:p>0.7788358971608921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850999647717905">
            <text:p>0.8850999647717905</text:p>
          </table:table-cell>
          <table:table-cell office:value-type="float" office:value="0.7893910952437814">
            <text:p>0.7893910952437814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952899065468924">
            <text:p>0.8952899065468924</text:p>
          </table:table-cell>
          <table:table-cell office:value-type="float" office:value="0.8029683406525405">
            <text:p>0.8029683406525405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9074798247797109">
            <text:p>0.9074798247797109</text:p>
          </table:table-cell>
          <table:table-cell office:value-type="float" office:value="0.8197673158486097">
            <text:p>0.8197673158486097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9211204559013189">
            <text:p>0.9211204559013189</text:p>
          </table:table-cell>
          <table:table-cell office:value-type="float" office:value="0.8394916847412062">
            <text:p>0.8394916847412062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9352021357653829">
            <text:p>0.9352021357653829</text:p>
          </table:table-cell>
          <table:table-cell office:value-type="float" office:value="0.8612257138576443">
            <text:p>0.8612257138576443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9485636211336571">
            <text:p>0.9485636211336571</text:p>
          </table:table-cell>
          <table:table-cell office:value-type="float" office:value="0.8836036019614621">
            <text:p>0.8836036019614621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9603145299126156">
            <text:p>0.9603145299126156</text:p>
          </table:table-cell>
          <table:table-cell office:value-type="float" office:value="0.9051945811823402">
            <text:p>0.9051945811823402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9700428414376455">
            <text:p>0.9700428414376455</text:p>
          </table:table-cell>
          <table:table-cell office:value-type="float" office:value="0.9248393547644235">
            <text:p>0.9248393547644235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9777468075908361">
            <text:p>0.9777468075908361</text:p>
          </table:table-cell>
          <table:table-cell office:value-type="float" office:value="0.9418118397054993">
            <text:p>0.9418118397054993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9836591342966263">
            <text:p>0.9836591342966263</text:p>
          </table:table-cell>
          <table:table-cell office:value-type="float" office:value="0.9558366075344096">
            <text:p>0.9558366075344096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9880983462522015">
            <text:p>0.9880983462522015</text:p>
          </table:table-cell>
          <table:table-cell office:value-type="float" office:value="0.9670067701482319">
            <text:p>0.9670067701482319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9913813363867552">
            <text:p>0.9913813363867552</text:p>
          </table:table-cell>
          <table:table-cell office:value-type="float" office:value="0.9756487287667828">
            <text:p>0.975648728766782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937839067429239">
            <text:p>0.9937839067429239</text:p>
          </table:table-cell>
          <table:table-cell office:value-type="float" office:value="0.9821890305523573">
            <text:p>0.9821890305523573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955294316782877">
            <text:p>0.9955294316782877</text:p>
          </table:table-cell>
          <table:table-cell office:value-type="float" office:value="0.987058932786257">
            <text:p>0.987058932786257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967912119729638">
            <text:p>0.9967912119729638</text:p>
          </table:table-cell>
          <table:table-cell office:value-type="float" office:value="0.990642489791589">
            <text:p>0.990642489791589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977001052849782">
            <text:p>0.9977001052849782</text:p>
          </table:table-cell>
          <table:table-cell office:value-type="float" office:value="0.9932571737532353">
            <text:p>0.9932571737532353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983531933698727">
            <text:p>0.9983531933698727</text:p>
          </table:table-cell>
          <table:table-cell office:value-type="float" office:value="0.995153368615475">
            <text:p>0.995153368615475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988216591783481">
            <text:p>0.9988216591783481</text:p>
          </table:table-cell>
          <table:table-cell office:value-type="float" office:value="0.9965225462573488">
            <text:p>0.996522546257348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99157283065847">
            <text:p>0.999157283065847</text:p>
          </table:table-cell>
          <table:table-cell office:value-type="float" office:value="0.9975081219154829">
            <text:p>0.9975081219154829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99397526694927">
            <text:p>0.999397526694927</text:p>
          </table:table-cell>
          <table:table-cell office:value-type="float" office:value="0.9982160012945723">
            <text:p>0.9982160012945723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995693903296128">
            <text:p>0.9995693903296128</text:p>
          </table:table-cell>
          <table:table-cell office:value-type="float" office:value="0.9987236257608239">
            <text:p>0.998723625760823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996922831692833">
            <text:p>0.9996922831692833</text:p>
          </table:table-cell>
          <table:table-cell office:value-type="float" office:value="0.9990872363889364">
            <text:p>0.9990872363889364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G">
            <text:p>x_G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rxn1_q">
            <text:p>rxn1_q</text:p>
          </table:table-cell>
          <table:table-cell table:style-name="pd1" office:value-type="string" office:string-value="rxn2_q">
            <text:p>rxn2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rxn1_v">
            <text:p>rxn1_v</text:p>
          </table:table-cell>
          <table:table-cell table:style-name="pd1" office:value-type="string" office:string-value="rxn2_v">
            <text:p>rxn2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rxn1_p">
            <text:p>rxn1_p</text:p>
          </table:table-cell>
          <table:table-cell table:style-name="pd1" office:value-type="string" office:string-value="rxn2_p">
            <text:p>rxn2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G_b">
            <text:p>G_b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G_c">
            <text:p>G_c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00.0">
            <text:p>100.0</text:p>
          </table:table-cell>
          <table:table-cell office:value-type="string" office:string-value="1">
            <text:p>1</text:p>
          </table:table-cell>
          <table:table-cell office:value-type="float" office:value="2.183374560946016">
            <text:p>2.18337456094601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3549999999999">
            <text:p>0.0143549999999999</text:p>
          </table:table-cell>
          <table:table-cell office:value-type="float" office:value="1.0">
            <text:p>1.0</text:p>
          </table:table-cell>
          <table:table-cell office:value-type="float" office:value="0.8660812402677307">
            <text:p>0.8660812402677307</text:p>
          </table:table-cell>
          <table:table-cell office:value-type="float" office:value="0.7649132793908663">
            <text:p>0.7649132793908663</text:p>
          </table:table-cell>
          <table:table-cell office:value-type="float" office:value="742.3473507216454">
            <text:p>742.3473507216454</text:p>
          </table:table-cell>
          <table:table-cell office:value-type="float" office:value="642.9331142224668">
            <text:p>642.9331142224668</text:p>
          </table:table-cell>
          <table:table-cell office:value-type="float" office:value="567.8313464876154">
            <text:p>567.8313464876154</text:p>
          </table:table-cell>
          <table:table-cell office:value-type="float" office:value="57.73243850670556">
            <text:p>57.73243850670556</text:p>
          </table:table-cell>
          <table:table-cell office:value-type="float" office:value="47.42627654013647">
            <text:p>47.42627654013647</text:p>
          </table:table-cell>
          <table:table-cell office:value-type="float" office:value="154.91179994605258">
            <text:p>154.91179994605258</text:p>
          </table:table-cell>
          <table:table-cell office:value-type="float" office:value="0.1339187597322692">
            <text:p>0.1339187597322692</text:p>
          </table:table-cell>
          <table:table-cell office:value-type="float" office:value="0.1011679608768643">
            <text:p>0.1011679608768643</text:p>
          </table:table-cell>
          <table:table-cell office:value-type="float" office:value="0.7649132793908663">
            <text:p>0.7649132793908663</text:p>
          </table:table-cell>
          <table:table-cell office:value-type="float" office:value="45.53237830897156">
            <text:p>45.53237830897156</text:p>
          </table:table-cell>
          <table:table-cell office:value-type="float" office:value="34.39710669813386">
            <text:p>34.39710669813386</text:p>
          </table:table-cell>
          <table:table-cell office:value-type="float" office:value="260.0705149928946">
            <text:p>260.070514992894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71.42857142857143">
            <text:p>71.42857142857143</text:p>
          </table:table-cell>
          <table:table-cell office:value-type="string" office:string-value="2">
            <text:p>2</text:p>
          </table:table-cell>
          <table:table-cell office:value-type="float" office:value="2.1586336763135328">
            <text:p>2.15863367631353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531">
            <text:p>0.014531</text:p>
          </table:table-cell>
          <table:table-cell office:value-type="float" office:value="1.0">
            <text:p>1.0</text:p>
          </table:table-cell>
          <table:table-cell office:value-type="float" office:value="0.8707616833309038">
            <text:p>0.8707616833309038</text:p>
          </table:table-cell>
          <table:table-cell office:value-type="float" office:value="0.7708484977645284">
            <text:p>0.7708484977645284</text:p>
          </table:table-cell>
          <table:table-cell office:value-type="float" office:value="733.9354499466011">
            <text:p>733.9354499466011</text:p>
          </table:table-cell>
          <table:table-cell office:value-type="float" office:value="639.0828678517267">
            <text:p>639.0828678517267</text:p>
          </table:table-cell>
          <table:table-cell office:value-type="float" office:value="565.7530390474707">
            <text:p>565.7530390474707</text:p>
          </table:table-cell>
          <table:table-cell office:value-type="float" office:value="59.62538787513179">
            <text:p>59.62538787513179</text:p>
          </table:table-cell>
          <table:table-cell office:value-type="float" office:value="47.74148738412146">
            <text:p>47.74148738412146</text:p>
          </table:table-cell>
          <table:table-cell office:value-type="float" office:value="154.7216139806864">
            <text:p>154.7216139806864</text:p>
          </table:table-cell>
          <table:table-cell office:value-type="float" office:value="0.1292383166690961">
            <text:p>0.1292383166690961</text:p>
          </table:table-cell>
          <table:table-cell office:value-type="float" office:value="0.0999131855663755">
            <text:p>0.0999131855663755</text:p>
          </table:table-cell>
          <table:table-cell office:value-type="float" office:value="0.7708484977645284">
            <text:p>0.7708484977645284</text:p>
          </table:table-cell>
          <table:table-cell office:value-type="float" office:value="43.94102766749268">
            <text:p>43.94102766749268</text:p>
          </table:table-cell>
          <table:table-cell office:value-type="float" office:value="33.970483092567676">
            <text:p>33.970483092567676</text:p>
          </table:table-cell>
          <table:table-cell office:value-type="float" office:value="262.08848923993963">
            <text:p>262.0884892399396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1.02040816326531">
            <text:p>51.02040816326531</text:p>
          </table:table-cell>
          <table:table-cell office:value-type="string" office:string-value="3">
            <text:p>3</text:p>
          </table:table-cell>
          <table:table-cell office:value-type="float" office:value="2.1246106791376542">
            <text:p>2.124610679137654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0459999999999">
            <text:p>0.0140459999999999</text:p>
          </table:table-cell>
          <table:table-cell office:value-type="float" office:value="1.0">
            <text:p>1.0</text:p>
          </table:table-cell>
          <table:table-cell office:value-type="float" office:value="0.8769932670401802">
            <text:p>0.8769932670401802</text:p>
          </table:table-cell>
          <table:table-cell office:value-type="float" office:value="0.778835897160892">
            <text:p>0.778835897160892</text:p>
          </table:table-cell>
          <table:table-cell office:value-type="float" office:value="722.3676309068024">
            <text:p>722.3676309068024</text:p>
          </table:table-cell>
          <table:table-cell office:value-type="float" office:value="633.5115486330317">
            <text:p>633.5115486330317</text:p>
          </table:table-cell>
          <table:table-cell office:value-type="float" office:value="562.6058418972876">
            <text:p>562.6058418972876</text:p>
          </table:table-cell>
          <table:table-cell office:value-type="float" office:value="62.2137995838385">
            <text:p>62.2137995838385</text:p>
          </table:table-cell>
          <table:table-cell office:value-type="float" office:value="48.1890717183735">
            <text:p>48.1890717183735</text:p>
          </table:table-cell>
          <table:table-cell office:value-type="float" office:value="154.4013337324913">
            <text:p>154.4013337324913</text:p>
          </table:table-cell>
          <table:table-cell office:value-type="float" office:value="0.1230067329598197">
            <text:p>0.1230067329598197</text:p>
          </table:table-cell>
          <table:table-cell office:value-type="float" office:value="0.0981573698792881">
            <text:p>0.0981573698792881</text:p>
          </table:table-cell>
          <table:table-cell office:value-type="float" office:value="0.778835897160892">
            <text:p>0.778835897160892</text:p>
          </table:table-cell>
          <table:table-cell office:value-type="float" office:value="41.82228920633873">
            <text:p>41.82228920633873</text:p>
          </table:table-cell>
          <table:table-cell office:value-type="float" office:value="33.37350575895797">
            <text:p>33.37350575895797</text:p>
          </table:table-cell>
          <table:table-cell office:value-type="float" office:value="264.8042050347033">
            <text:p>264.804205034703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6.44314868804665">
            <text:p>36.44314868804665</text:p>
          </table:table-cell>
          <table:table-cell office:value-type="string" office:string-value="4">
            <text:p>4</text:p>
          </table:table-cell>
          <table:table-cell office:value-type="float" office:value="2.0782033439635246">
            <text:p>2.07820334396352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3379">
            <text:p>0.013379</text:p>
          </table:table-cell>
          <table:table-cell office:value-type="float" office:value="1.0">
            <text:p>1.0</text:p>
          </table:table-cell>
          <table:table-cell office:value-type="float" office:value="0.8850999647717905">
            <text:p>0.8850999647717905</text:p>
          </table:table-cell>
          <table:table-cell office:value-type="float" office:value="0.7893910952437813">
            <text:p>0.7893910952437813</text:p>
          </table:table-cell>
          <table:table-cell office:value-type="float" office:value="706.5891369475984">
            <text:p>706.5891369475984</text:p>
          </table:table-cell>
          <table:table-cell office:value-type="float" office:value="625.4020202204492">
            <text:p>625.4020202204492</text:p>
          </table:table-cell>
          <table:table-cell office:value-type="float" office:value="557.7751727024229">
            <text:p>557.7751727024229</text:p>
          </table:table-cell>
          <table:table-cell office:value-type="float" office:value="65.71257338507617">
            <text:p>65.71257338507617</text:p>
          </table:table-cell>
          <table:table-cell office:value-type="float" office:value="48.824832827244656">
            <text:p>48.824832827244656</text:p>
          </table:table-cell>
          <table:table-cell office:value-type="float" office:value="153.85556617056488">
            <text:p>153.85556617056488</text:p>
          </table:table-cell>
          <table:table-cell office:value-type="float" office:value="0.1149000352282094">
            <text:p>0.1149000352282094</text:p>
          </table:table-cell>
          <table:table-cell office:value-type="float" office:value="0.0957088695280091">
            <text:p>0.0957088695280091</text:p>
          </table:table-cell>
          <table:table-cell office:value-type="float" office:value="0.7893910952437813">
            <text:p>0.7893910952437813</text:p>
          </table:table-cell>
          <table:table-cell office:value-type="float" office:value="39.06601197759122">
            <text:p>39.06601197759122</text:p>
          </table:table-cell>
          <table:table-cell office:value-type="float" office:value="32.54101563952312">
            <text:p>32.54101563952312</text:p>
          </table:table-cell>
          <table:table-cell office:value-type="float" office:value="268.39297238288566">
            <text:p>268.3929723828856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6.03082049146189">
            <text:p>26.03082049146189</text:p>
          </table:table-cell>
          <table:table-cell office:value-type="string" office:string-value="5">
            <text:p>5</text:p>
          </table:table-cell>
          <table:table-cell office:value-type="float" office:value="2.015667299604705">
            <text:p>2.0156672996047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538">
            <text:p>0.014538</text:p>
          </table:table-cell>
          <table:table-cell office:value-type="float" office:value="1.0">
            <text:p>1.0</text:p>
          </table:table-cell>
          <table:table-cell office:value-type="float" office:value="0.8952899065468924">
            <text:p>0.8952899065468924</text:p>
          </table:table-cell>
          <table:table-cell office:value-type="float" office:value="0.8029683406525405">
            <text:p>0.8029683406525405</text:p>
          </table:table-cell>
          <table:table-cell office:value-type="float" office:value="685.3268818656">
            <text:p>685.3268818656</text:p>
          </table:table-cell>
          <table:table-cell office:value-type="float" office:value="613.5662400195262">
            <text:p>613.5662400195262</text:p>
          </table:table-cell>
          <table:table-cell office:value-type="float" office:value="550.2957891362005">
            <text:p>550.2957891362005</text:p>
          </table:table-cell>
          <table:table-cell office:value-type="float" office:value="70.36136809592128">
            <text:p>70.36136809592128</text:p>
          </table:table-cell>
          <table:table-cell office:value-type="float" office:value="49.72356543498061">
            <text:p>49.72356543498061</text:p>
          </table:table-cell>
          <table:table-cell office:value-type="float" office:value="152.92430229096192">
            <text:p>152.92430229096192</text:p>
          </table:table-cell>
          <table:table-cell office:value-type="float" office:value="0.1047100934531075">
            <text:p>0.1047100934531075</text:p>
          </table:table-cell>
          <table:table-cell office:value-type="float" office:value="0.0923215658943519">
            <text:p>0.0923215658943519</text:p>
          </table:table-cell>
          <table:table-cell office:value-type="float" office:value="0.8029683406525405">
            <text:p>0.8029683406525405</text:p>
          </table:table-cell>
          <table:table-cell office:value-type="float" office:value="35.601431774056564">
            <text:p>35.601431774056564</text:p>
          </table:table-cell>
          <table:table-cell office:value-type="float" office:value="31.38933240407965">
            <text:p>31.38933240407965</text:p>
          </table:table-cell>
          <table:table-cell office:value-type="float" office:value="273.00923582186374">
            <text:p>273.0092358218637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8.59344320818707">
            <text:p>18.59344320818707</text:p>
          </table:table-cell>
          <table:table-cell office:value-type="string" office:string-value="6">
            <text:p>6</text:p>
          </table:table-cell>
          <table:table-cell office:value-type="float" office:value="1.9328914724614608">
            <text:p>1.93289147246146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1339999999999">
            <text:p>0.0151339999999999</text:p>
          </table:table-cell>
          <table:table-cell office:value-type="float" office:value="1.0">
            <text:p>1.0</text:p>
          </table:table-cell>
          <table:table-cell office:value-type="float" office:value="0.9074798247797108">
            <text:p>0.9074798247797108</text:p>
          </table:table-cell>
          <table:table-cell office:value-type="float" office:value="0.8197673158486097">
            <text:p>0.8197673158486097</text:p>
          </table:table-cell>
          <table:table-cell office:value-type="float" office:value="657.1831006368967">
            <text:p>657.1831006368967</text:p>
          </table:table-cell>
          <table:table-cell office:value-type="float" office:value="596.3804050141581">
            <text:p>596.3804050141581</text:p>
          </table:table-cell>
          <table:table-cell office:value-type="float" office:value="538.7372264301756">
            <text:p>538.7372264301756</text:p>
          </table:table-cell>
          <table:table-cell office:value-type="float" office:value="76.38846007760793">
            <text:p>76.38846007760793</text:p>
          </table:table-cell>
          <table:table-cell office:value-type="float" office:value="50.97501357241756">
            <text:p>50.97501357241756</text:p>
          </table:table-cell>
          <table:table-cell office:value-type="float" office:value="151.35741373850183">
            <text:p>151.35741373850183</text:p>
          </table:table-cell>
          <table:table-cell office:value-type="float" office:value="0.0925201752202891">
            <text:p>0.0925201752202891</text:p>
          </table:table-cell>
          <table:table-cell office:value-type="float" office:value="0.0877125089311011">
            <text:p>0.0877125089311011</text:p>
          </table:table-cell>
          <table:table-cell office:value-type="float" office:value="0.8197673158486097">
            <text:p>0.8197673158486097</text:p>
          </table:table-cell>
          <table:table-cell office:value-type="float" office:value="31.456859574898292">
            <text:p>31.456859574898292</text:p>
          </table:table-cell>
          <table:table-cell office:value-type="float" office:value="29.822253036574395">
            <text:p>29.822253036574395</text:p>
          </table:table-cell>
          <table:table-cell office:value-type="float" office:value="278.72088738852733">
            <text:p>278.7208873885273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3.28103086299076">
            <text:p>13.28103086299076</text:p>
          </table:table-cell>
          <table:table-cell office:value-type="string" office:string-value="7">
            <text:p>7</text:p>
          </table:table-cell>
          <table:table-cell office:value-type="float" office:value="1.8260976256122896">
            <text:p>1.82609762561228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009999999999">
            <text:p>0.0149009999999999</text:p>
          </table:table-cell>
          <table:table-cell office:value-type="float" office:value="1.0">
            <text:p>1.0</text:p>
          </table:table-cell>
          <table:table-cell office:value-type="float" office:value="0.9211204559013187">
            <text:p>0.9211204559013187</text:p>
          </table:table-cell>
          <table:table-cell office:value-type="float" office:value="0.8394916847412061">
            <text:p>0.8394916847412061</text:p>
          </table:table-cell>
          <table:table-cell office:value-type="float" office:value="620.8731927081785">
            <text:p>620.8731927081785</text:p>
          </table:table-cell>
          <table:table-cell office:value-type="float" office:value="571.8989983242648">
            <text:p>571.8989983242648</text:p>
          </table:table-cell>
          <table:table-cell office:value-type="float" office:value="521.2178825572404">
            <text:p>521.2178825572404</text:p>
          </table:table-cell>
          <table:table-cell office:value-type="float" office:value="83.95133294597267">
            <text:p>83.95133294597267</text:p>
          </table:table-cell>
          <table:table-cell office:value-type="float" office:value="52.66431531744401">
            <text:p>52.66431531744401</text:p>
          </table:table-cell>
          <table:table-cell office:value-type="float" office:value="148.81152454859344">
            <text:p>148.81152454859344</text:p>
          </table:table-cell>
          <table:table-cell office:value-type="float" office:value="0.0788795440986811">
            <text:p>0.0788795440986811</text:p>
          </table:table-cell>
          <table:table-cell office:value-type="float" office:value="0.0816287711601126">
            <text:p>0.0816287711601126</text:p>
          </table:table-cell>
          <table:table-cell office:value-type="float" office:value="0.8394916847412061">
            <text:p>0.8394916847412061</text:p>
          </table:table-cell>
          <table:table-cell office:value-type="float" office:value="26.81904499355159">
            <text:p>26.81904499355159</text:p>
          </table:table-cell>
          <table:table-cell office:value-type="float" office:value="27.753782194438315">
            <text:p>27.753782194438315</text:p>
          </table:table-cell>
          <table:table-cell office:value-type="float" office:value="285.4271728120101">
            <text:p>285.427172812010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9.486450616421974">
            <text:p>9.486450616421974</text:p>
          </table:table-cell>
          <table:table-cell office:value-type="string" office:string-value="8">
            <text:p>8</text:p>
          </table:table-cell>
          <table:table-cell office:value-type="float" office:value="1.6930333748486455">
            <text:p>1.69303337484864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2439999999999">
            <text:p>0.0142439999999999</text:p>
          </table:table-cell>
          <table:table-cell office:value-type="float" office:value="1.0">
            <text:p>1.0</text:p>
          </table:table-cell>
          <table:table-cell office:value-type="float" office:value="0.9352021357653828">
            <text:p>0.9352021357653828</text:p>
          </table:table-cell>
          <table:table-cell office:value-type="float" office:value="0.8612257138576443">
            <text:p>0.8612257138576443</text:p>
          </table:table-cell>
          <table:table-cell office:value-type="float" office:value="575.6313474485395">
            <text:p>575.6313474485395</text:p>
          </table:table-cell>
          <table:table-cell office:value-type="float" office:value="538.3316655473793">
            <text:p>538.3316655473793</text:p>
          </table:table-cell>
          <table:table-cell office:value-type="float" office:value="495.7485181252061">
            <text:p>495.7485181252061</text:p>
          </table:table-cell>
          <table:table-cell office:value-type="float" office:value="93.07166422930007">
            <text:p>93.07166422930007</text:p>
          </table:table-cell>
          <table:table-cell office:value-type="float" office:value="54.83464262655729">
            <text:p>54.83464262655729</text:p>
          </table:table-cell>
          <table:table-cell office:value-type="float" office:value="144.91043585574178">
            <text:p>144.91043585574178</text:p>
          </table:table-cell>
          <table:table-cell office:value-type="float" office:value="0.064797864234617">
            <text:p>0.064797864234617</text:p>
          </table:table-cell>
          <table:table-cell office:value-type="float" office:value="0.0739764219077385">
            <text:p>0.0739764219077385</text:p>
          </table:table-cell>
          <table:table-cell office:value-type="float" office:value="0.8612257138576443">
            <text:p>0.8612257138576443</text:p>
          </table:table-cell>
          <table:table-cell office:value-type="float" office:value="22.031273839769806">
            <text:p>22.031273839769806</text:p>
          </table:table-cell>
          <table:table-cell office:value-type="float" office:value="25.151983448631118">
            <text:p>25.151983448631118</text:p>
          </table:table-cell>
          <table:table-cell office:value-type="float" office:value="292.8167427115991">
            <text:p>292.816742711599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6.776036154587125">
            <text:p>6.776036154587125</text:p>
          </table:table-cell>
          <table:table-cell office:value-type="string" office:string-value="9">
            <text:p>9</text:p>
          </table:table-cell>
          <table:table-cell office:value-type="float" office:value="1.5343979695174457">
            <text:p>1.53439796951744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0959999999999">
            <text:p>0.0160959999999999</text:p>
          </table:table-cell>
          <table:table-cell office:value-type="float" office:value="1.0">
            <text:p>1.0</text:p>
          </table:table-cell>
          <table:table-cell office:value-type="float" office:value="0.9485636211336572">
            <text:p>0.9485636211336572</text:p>
          </table:table-cell>
          <table:table-cell office:value-type="float" office:value="0.8836036019614621">
            <text:p>0.8836036019614621</text:p>
          </table:table-cell>
          <table:table-cell office:value-type="float" office:value="521.6953096359315">
            <text:p>521.6953096359315</text:p>
          </table:table-cell>
          <table:table-cell office:value-type="float" office:value="494.8611920367037">
            <text:p>494.8611920367037</text:p>
          </table:table-cell>
          <table:table-cell office:value-type="float" office:value="460.97185472070936">
            <text:p>460.97185472070936</text:p>
          </table:table-cell>
          <table:table-cell office:value-type="float" office:value="103.58986162100464">
            <text:p>103.58986162100464</text:p>
          </table:table-cell>
          <table:table-cell office:value-type="float" office:value="57.449959974853215">
            <text:p>57.449959974853215</text:p>
          </table:table-cell>
          <table:table-cell office:value-type="float" office:value="139.3854030710393">
            <text:p>139.3854030710393</text:p>
          </table:table-cell>
          <table:table-cell office:value-type="float" office:value="0.0514363788663428">
            <text:p>0.0514363788663428</text:p>
          </table:table-cell>
          <table:table-cell office:value-type="float" office:value="0.0649600191721949">
            <text:p>0.0649600191721949</text:p>
          </table:table-cell>
          <table:table-cell office:value-type="float" office:value="0.8836036019614621">
            <text:p>0.8836036019614621</text:p>
          </table:table-cell>
          <table:table-cell office:value-type="float" office:value="17.488368814556583">
            <text:p>17.488368814556583</text:p>
          </table:table-cell>
          <table:table-cell office:value-type="float" office:value="22.086406518546287">
            <text:p>22.086406518546287</text:p>
          </table:table-cell>
          <table:table-cell office:value-type="float" office:value="300.4252246668971">
            <text:p>300.425224666897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.84002582470509">
            <text:p>4.84002582470509</text:p>
          </table:table-cell>
          <table:table-cell office:value-type="string" office:string-value="10">
            <text:p>10</text:p>
          </table:table-cell>
          <table:table-cell office:value-type="float" office:value="1.3548640327702344">
            <text:p>1.35486403277023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241">
            <text:p>0.014241</text:p>
          </table:table-cell>
          <table:table-cell office:value-type="float" office:value="1.0">
            <text:p>1.0</text:p>
          </table:table-cell>
          <table:table-cell office:value-type="float" office:value="0.9603145299126156">
            <text:p>0.9603145299126156</text:p>
          </table:table-cell>
          <table:table-cell office:value-type="float" office:value="0.90519458118234">
            <text:p>0.90519458118234</text:p>
          </table:table-cell>
          <table:table-cell office:value-type="float" office:value="460.65377114187976">
            <text:p>460.65377114187976</text:p>
          </table:table-cell>
          <table:table-cell office:value-type="float" office:value="442.37250968658793">
            <text:p>442.37250968658793</text:p>
          </table:table-cell>
          <table:table-cell office:value-type="float" office:value="416.98129743883936">
            <text:p>416.98129743883936</text:p>
          </table:table-cell>
          <table:table-cell office:value-type="float" office:value="115.1478968365941">
            <text:p>115.1478968365941</text:p>
          </table:table-cell>
          <table:table-cell office:value-type="float" office:value="60.38621598450237">
            <text:p>60.38621598450237</text:p>
          </table:table-cell>
          <table:table-cell office:value-type="float" office:value="132.23204478089923">
            <text:p>132.23204478089923</text:p>
          </table:table-cell>
          <table:table-cell office:value-type="float" office:value="0.0396854700873844">
            <text:p>0.0396854700873844</text:p>
          </table:table-cell>
          <table:table-cell office:value-type="float" office:value="0.0551199487302753">
            <text:p>0.0551199487302753</text:p>
          </table:table-cell>
          <table:table-cell office:value-type="float" office:value="0.90519458118234">
            <text:p>0.90519458118234</text:p>
          </table:table-cell>
          <table:table-cell office:value-type="float" office:value="13.493059829710708">
            <text:p>13.493059829710708</text:p>
          </table:table-cell>
          <table:table-cell office:value-type="float" office:value="18.740782568293625">
            <text:p>18.740782568293625</text:p>
          </table:table-cell>
          <table:table-cell office:value-type="float" office:value="307.76615760199564">
            <text:p>307.7661576019956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457161303360778">
            <text:p>3.457161303360778</text:p>
          </table:table-cell>
          <table:table-cell office:value-type="string" office:string-value="11">
            <text:p>11</text:p>
          </table:table-cell>
          <table:table-cell office:value-type="float" office:value="1.1630024104769918">
            <text:p>1.16300241047699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756">
            <text:p>0.014756</text:p>
          </table:table-cell>
          <table:table-cell office:value-type="float" office:value="1.0">
            <text:p>1.0</text:p>
          </table:table-cell>
          <table:table-cell office:value-type="float" office:value="0.9700428414376456">
            <text:p>0.9700428414376456</text:p>
          </table:table-cell>
          <table:table-cell office:value-type="float" office:value="0.9248393547644234">
            <text:p>0.9248393547644234</text:p>
          </table:table-cell>
          <table:table-cell office:value-type="float" office:value="395.4208195621772">
            <text:p>395.4208195621772</text:p>
          </table:table-cell>
          <table:table-cell office:value-type="float" office:value="383.5751353716969">
            <text:p>383.5751353716969</text:p>
          </table:table-cell>
          <table:table-cell office:value-type="float" office:value="365.70073562430343">
            <text:p>365.70073562430343</text:p>
          </table:table-cell>
          <table:table-cell office:value-type="float" office:value="127.207751234413">
            <text:p>127.207751234413</text:p>
          </table:table-cell>
          <table:table-cell office:value-type="float" office:value="63.45864968441305">
            <text:p>63.45864968441305</text:p>
          </table:table-cell>
          <table:table-cell office:value-type="float" office:value="123.77897970107799">
            <text:p>123.77897970107799</text:p>
          </table:table-cell>
          <table:table-cell office:value-type="float" office:value="0.0299571585623544">
            <text:p>0.0299571585623544</text:p>
          </table:table-cell>
          <table:table-cell office:value-type="float" office:value="0.045203486673222">
            <text:p>0.045203486673222</text:p>
          </table:table-cell>
          <table:table-cell office:value-type="float" office:value="0.9248393547644234">
            <text:p>0.9248393547644234</text:p>
          </table:table-cell>
          <table:table-cell office:value-type="float" office:value="10.185433911200523">
            <text:p>10.185433911200523</text:p>
          </table:table-cell>
          <table:table-cell office:value-type="float" office:value="15.369185468895497">
            <text:p>15.369185468895497</text:p>
          </table:table-cell>
          <table:table-cell office:value-type="float" office:value="314.445380619904">
            <text:p>314.44538061990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469400930971985">
            <text:p>2.469400930971985</text:p>
          </table:table-cell>
          <table:table-cell office:value-type="string" office:string-value="12">
            <text:p>12</text:p>
          </table:table-cell>
          <table:table-cell office:value-type="float" office:value="0.9698314692738828">
            <text:p>0.96983146927388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1879999999999">
            <text:p>0.0141879999999999</text:p>
          </table:table-cell>
          <table:table-cell office:value-type="float" office:value="1.0">
            <text:p>1.0</text:p>
          </table:table-cell>
          <table:table-cell office:value-type="float" office:value="0.977746807590836">
            <text:p>0.977746807590836</text:p>
          </table:table-cell>
          <table:table-cell office:value-type="float" office:value="0.9418118397054992">
            <text:p>0.9418118397054992</text:p>
          </table:table-cell>
          <table:table-cell office:value-type="float" office:value="329.74269955312013">
            <text:p>329.74269955312013</text:p>
          </table:table-cell>
          <table:table-cell office:value-type="float" office:value="322.40487181444746">
            <text:p>322.40487181444746</text:p>
          </table:table-cell>
          <table:table-cell office:value-type="float" office:value="310.5555784955818">
            <text:p>310.5555784955818</text:p>
          </table:table-cell>
          <table:table-cell office:value-type="float" office:value="139.1266566624913">
            <text:p>139.1266566624913</text:p>
          </table:table-cell>
          <table:table-cell office:value-type="float" office:value="66.46830425458583">
            <text:p>66.46830425458583</text:p>
          </table:table-cell>
          <table:table-cell office:value-type="float" office:value="114.62106458279266">
            <text:p>114.62106458279266</text:p>
          </table:table-cell>
          <table:table-cell office:value-type="float" office:value="0.0222531924091639">
            <text:p>0.0222531924091639</text:p>
          </table:table-cell>
          <table:table-cell office:value-type="float" office:value="0.0359349678853367">
            <text:p>0.0359349678853367</text:p>
          </table:table-cell>
          <table:table-cell office:value-type="float" office:value="0.9418118397054992">
            <text:p>0.9418118397054992</text:p>
          </table:table-cell>
          <table:table-cell office:value-type="float" office:value="7.566085419115726">
            <text:p>7.566085419115726</text:p>
          </table:table-cell>
          <table:table-cell office:value-type="float" office:value="12.217889081014508">
            <text:p>12.217889081014508</text:p>
          </table:table-cell>
          <table:table-cell office:value-type="float" office:value="320.2160254998698">
            <text:p>320.216025499869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63857807837132">
            <text:p>1.763857807837132</text:p>
          </table:table-cell>
          <table:table-cell office:value-type="string" office:string-value="13">
            <text:p>13</text:p>
          </table:table-cell>
          <table:table-cell office:value-type="float" office:value="0.7864235137324393">
            <text:p>0.786423513732439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0579999999999">
            <text:p>0.0140579999999999</text:p>
          </table:table-cell>
          <table:table-cell office:value-type="float" office:value="1.0">
            <text:p>1.0</text:p>
          </table:table-cell>
          <table:table-cell office:value-type="float" office:value="0.9836591342966264">
            <text:p>0.9836591342966264</text:p>
          </table:table-cell>
          <table:table-cell office:value-type="float" office:value="0.9558366075344096">
            <text:p>0.9558366075344096</text:p>
          </table:table-cell>
          <table:table-cell office:value-type="float" office:value="267.38399466902933">
            <text:p>267.38399466902933</text:p>
          </table:table-cell>
          <table:table-cell office:value-type="float" office:value="263.0147087209112">
            <text:p>263.0147087209112</text:p>
          </table:table-cell>
          <table:table-cell office:value-type="float" office:value="255.57541037344367">
            <text:p>255.57541037344367</text:p>
          </table:table-cell>
          <table:table-cell office:value-type="float" office:value="150.28352789297435">
            <text:p>150.28352789297435</text:p>
          </table:table-cell>
          <table:table-cell office:value-type="float" office:value="69.24600768784782">
            <text:p>69.24600768784782</text:p>
          </table:table-cell>
          <table:table-cell office:value-type="float" office:value="105.45491098087707">
            <text:p>105.45491098087707</text:p>
          </table:table-cell>
          <table:table-cell office:value-type="float" office:value="0.0163408657033736">
            <text:p>0.0163408657033736</text:p>
          </table:table-cell>
          <table:table-cell office:value-type="float" office:value="0.0278225267622167">
            <text:p>0.0278225267622167</text:p>
          </table:table-cell>
          <table:table-cell office:value-type="float" office:value="0.9558366075344096">
            <text:p>0.9558366075344096</text:p>
          </table:table-cell>
          <table:table-cell office:value-type="float" office:value="5.555894339147049">
            <text:p>5.555894339147049</text:p>
          </table:table-cell>
          <table:table-cell office:value-type="float" office:value="9.459659099153694">
            <text:p>9.459659099153694</text:p>
          </table:table-cell>
          <table:table-cell office:value-type="float" office:value="324.98444656169926">
            <text:p>324.9844465616992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25989843416938">
            <text:p>1.25989843416938</text:p>
          </table:table-cell>
          <table:table-cell office:value-type="string" office:string-value="14">
            <text:p>14</text:p>
          </table:table-cell>
          <table:table-cell office:value-type="float" office:value="0.6215675783515957">
            <text:p>0.62156757835159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38469999999999">
            <text:p>0.0138469999999999</text:p>
          </table:table-cell>
          <table:table-cell office:value-type="float" office:value="1.0">
            <text:p>1.0</text:p>
          </table:table-cell>
          <table:table-cell office:value-type="float" office:value="0.9880983462522014">
            <text:p>0.9880983462522014</text:p>
          </table:table-cell>
          <table:table-cell office:value-type="float" office:value="0.9670067701482318">
            <text:p>0.9670067701482318</text:p>
          </table:table-cell>
          <table:table-cell office:value-type="float" office:value="211.33297663954252">
            <text:p>211.33297663954252</text:p>
          </table:table-cell>
          <table:table-cell office:value-type="float" office:value="208.81776472608712">
            <text:p>208.81776472608712</text:p>
          </table:table-cell>
          <table:table-cell office:value-type="float" office:value="204.36041916601576">
            <text:p>204.36041916601576</text:p>
          </table:table-cell>
          <table:table-cell office:value-type="float" office:value="160.20397462933934">
            <text:p>160.20397462933934</text:p>
          </table:table-cell>
          <table:table-cell office:value-type="float" office:value="71.6792509272076">
            <text:p>71.6792509272076</text:p>
          </table:table-cell>
          <table:table-cell office:value-type="float" office:value="96.89907629385193">
            <text:p>96.89907629385193</text:p>
          </table:table-cell>
          <table:table-cell office:value-type="float" office:value="0.0119016537477985">
            <text:p>0.0119016537477985</text:p>
          </table:table-cell>
          <table:table-cell office:value-type="float" office:value="0.0210915761039696">
            <text:p>0.0210915761039696</text:p>
          </table:table-cell>
          <table:table-cell office:value-type="float" office:value="0.9670067701482318">
            <text:p>0.9670067701482318</text:p>
          </table:table-cell>
          <table:table-cell office:value-type="float" office:value="4.046562274251491">
            <text:p>4.046562274251491</text:p>
          </table:table-cell>
          <table:table-cell office:value-type="float" office:value="7.171135875349668">
            <text:p>7.171135875349668</text:p>
          </table:table-cell>
          <table:table-cell office:value-type="float" office:value="328.7823018503988">
            <text:p>328.782301850398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8999274529781288">
            <text:p>0.8999274529781288</text:p>
          </table:table-cell>
          <table:table-cell office:value-type="string" office:string-value="15">
            <text:p>15</text:p>
          </table:table-cell>
          <table:table-cell office:value-type="float" office:value="0.4804279625725825">
            <text:p>0.48042796257258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2833">
            <text:p>0.012833</text:p>
          </table:table-cell>
          <table:table-cell office:value-type="float" office:value="1.0">
            <text:p>1.0</text:p>
          </table:table-cell>
          <table:table-cell office:value-type="float" office:value="0.9913813363867552">
            <text:p>0.9913813363867552</text:p>
          </table:table-cell>
          <table:table-cell office:value-type="float" office:value="0.9756487287667828">
            <text:p>0.9756487287667828</text:p>
          </table:table-cell>
          <table:table-cell office:value-type="float" office:value="163.34550727467808">
            <text:p>163.34550727467808</text:p>
          </table:table-cell>
          <table:table-cell office:value-type="float" office:value="161.9376872947428">
            <text:p>161.9376872947428</text:p>
          </table:table-cell>
          <table:table-cell office:value-type="float" office:value="159.36783652230494">
            <text:p>159.36783652230494</text:p>
          </table:table-cell>
          <table:table-cell office:value-type="float" office:value="168.62818949384027">
            <text:p>168.62818949384027</text:p>
          </table:table-cell>
          <table:table-cell office:value-type="float" office:value="73.71795735076196">
            <text:p>73.71795735076196</text:p>
          </table:table-cell>
          <table:table-cell office:value-type="float" office:value="89.3744209361039">
            <text:p>89.3744209361039</text:p>
          </table:table-cell>
          <table:table-cell office:value-type="float" office:value="0.0086186636132448">
            <text:p>0.0086186636132448</text:p>
          </table:table-cell>
          <table:table-cell office:value-type="float" office:value="0.0157326076199724">
            <text:p>0.0157326076199724</text:p>
          </table:table-cell>
          <table:table-cell office:value-type="float" office:value="0.9756487287667828">
            <text:p>0.9756487287667828</text:p>
          </table:table-cell>
          <table:table-cell office:value-type="float" office:value="2.930345628503237">
            <text:p>2.930345628503237</text:p>
          </table:table-cell>
          <table:table-cell office:value-type="float" office:value="5.3490865907906215">
            <text:p>5.3490865907906215</text:p>
          </table:table-cell>
          <table:table-cell office:value-type="float" office:value="331.72056778070606">
            <text:p>331.720567780706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6428053235558063">
            <text:p>0.6428053235558063</text:p>
          </table:table-cell>
          <table:table-cell office:value-type="string" office:string-value="16">
            <text:p>16</text:p>
          </table:table-cell>
          <table:table-cell office:value-type="float" office:value="0.3644903182434965">
            <text:p>0.364490318243496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1884">
            <text:p>0.011884</text:p>
          </table:table-cell>
          <table:table-cell office:value-type="float" office:value="1.0">
            <text:p>1.0</text:p>
          </table:table-cell>
          <table:table-cell office:value-type="float" office:value="0.993783906742924">
            <text:p>0.993783906742924</text:p>
          </table:table-cell>
          <table:table-cell office:value-type="float" office:value="0.9821890305523572">
            <text:p>0.9821890305523572</text:p>
          </table:table-cell>
          <table:table-cell office:value-type="float" office:value="123.92670820278884">
            <text:p>123.92670820278884</text:p>
          </table:table-cell>
          <table:table-cell office:value-type="float" office:value="123.15636822755786">
            <text:p>123.15636822755786</text:p>
          </table:table-cell>
          <table:table-cell office:value-type="float" office:value="121.71945338924203">
            <text:p>121.71945338924203</text:p>
          </table:table-cell>
          <table:table-cell office:value-type="float" office:value="175.50611128140983">
            <text:p>175.50611128140983</text:p>
          </table:table-cell>
          <table:table-cell office:value-type="float" office:value="75.36416554884246">
            <text:p>75.36416554884246</text:p>
          </table:table-cell>
          <table:table-cell office:value-type="float" office:value="83.0739935575492">
            <text:p>83.0739935575492</text:p>
          </table:table-cell>
          <table:table-cell office:value-type="float" office:value="0.006216093257076">
            <text:p>0.006216093257076</text:p>
          </table:table-cell>
          <table:table-cell office:value-type="float" office:value="0.0115948761905666">
            <text:p>0.0115948761905666</text:p>
          </table:table-cell>
          <table:table-cell office:value-type="float" office:value="0.9821890305523572">
            <text:p>0.9821890305523572</text:p>
          </table:table-cell>
          <table:table-cell office:value-type="float" office:value="2.1134717074058607">
            <text:p>2.1134717074058607</text:p>
          </table:table-cell>
          <table:table-cell office:value-type="float" office:value="3.942257904792661">
            <text:p>3.942257904792661</text:p>
          </table:table-cell>
          <table:table-cell office:value-type="float" office:value="333.94427038780145">
            <text:p>333.9442703878014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4591466596827188">
            <text:p>0.4591466596827188</text:p>
          </table:table-cell>
          <table:table-cell office:value-type="string" office:string-value="17">
            <text:p>17</text:p>
          </table:table-cell>
          <table:table-cell office:value-type="float" office:value="0.2724230850987452">
            <text:p>0.272423085098745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1927">
            <text:p>0.011927</text:p>
          </table:table-cell>
          <table:table-cell office:value-type="float" office:value="1.0">
            <text:p>1.0</text:p>
          </table:table-cell>
          <table:table-cell office:value-type="float" office:value="0.9955294316782876">
            <text:p>0.9955294316782876</text:p>
          </table:table-cell>
          <table:table-cell office:value-type="float" office:value="0.987058932786257">
            <text:p>0.987058932786257</text:p>
          </table:table-cell>
          <table:table-cell office:value-type="float" office:value="92.62384893357341">
            <text:p>92.62384893357341</text:p>
          </table:table-cell>
          <table:table-cell office:value-type="float" office:value="92.20976768869588">
            <text:p>92.20976768869588</text:p>
          </table:table-cell>
          <table:table-cell office:value-type="float" office:value="91.42519747892845">
            <text:p>91.42519747892845</text:p>
          </table:table-cell>
          <table:table-cell office:value-type="float" office:value="180.94339857629896">
            <text:p>180.94339857629896</text:p>
          </table:table-cell>
          <table:table-cell office:value-type="float" office:value="76.6543712003509">
            <text:p>76.6543712003509</text:p>
          </table:table-cell>
          <table:table-cell office:value-type="float" office:value="78.00226737067757">
            <text:p>78.00226737067757</text:p>
          </table:table-cell>
          <table:table-cell office:value-type="float" office:value="0.0044705683217123">
            <text:p>0.0044705683217123</text:p>
          </table:table-cell>
          <table:table-cell office:value-type="float" office:value="0.0084704988920306">
            <text:p>0.0084704988920306</text:p>
          </table:table-cell>
          <table:table-cell office:value-type="float" office:value="0.987058932786257">
            <text:p>0.987058932786257</text:p>
          </table:table-cell>
          <table:table-cell office:value-type="float" office:value="1.5199932293821927">
            <text:p>1.5199932293821927</text:p>
          </table:table-cell>
          <table:table-cell office:value-type="float" office:value="2.8799696232904255">
            <text:p>2.8799696232904255</text:p>
          </table:table-cell>
          <table:table-cell office:value-type="float" office:value="335.6000371473274">
            <text:p>335.600037147327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279618997733706">
            <text:p>0.3279618997733706</text:p>
          </table:table-cell>
          <table:table-cell office:value-type="string" office:string-value="18">
            <text:p>18</text:p>
          </table:table-cell>
          <table:table-cell office:value-type="float" office:value="0.201245053200083">
            <text:p>0.20124505320008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17879999999999">
            <text:p>0.0117879999999999</text:p>
          </table:table-cell>
          <table:table-cell office:value-type="float" office:value="1.0">
            <text:p>1.0</text:p>
          </table:table-cell>
          <table:table-cell office:value-type="float" office:value="0.9967912119729638">
            <text:p>0.9967912119729638</text:p>
          </table:table-cell>
          <table:table-cell office:value-type="float" office:value="0.9906424897915888">
            <text:p>0.9906424897915888</text:p>
          </table:table-cell>
          <table:table-cell office:value-type="float" office:value="68.42331808802825">
            <text:p>68.42331808802825</text:p>
          </table:table-cell>
          <table:table-cell office:value-type="float" office:value="68.2037621641773">
            <text:p>68.2037621641773</text:p>
          </table:table-cell>
          <table:table-cell office:value-type="float" office:value="67.78304619052618">
            <text:p>67.78304619052618</text:p>
          </table:table-cell>
          <table:table-cell office:value-type="float" office:value="185.13318570300436">
            <text:p>185.13318570300436</text:p>
          </table:table-cell>
          <table:table-cell office:value-type="float" office:value="77.642077161772">
            <text:p>77.642077161772</text:p>
          </table:table-cell>
          <table:table-cell office:value-type="float" office:value="74.04318366436394">
            <text:p>74.04318366436394</text:p>
          </table:table-cell>
          <table:table-cell office:value-type="float" office:value="0.0032087880270361">
            <text:p>0.0032087880270361</text:p>
          </table:table-cell>
          <table:table-cell office:value-type="float" office:value="0.0061487221813748">
            <text:p>0.0061487221813748</text:p>
          </table:table-cell>
          <table:table-cell office:value-type="float" office:value="0.9906424897915888">
            <text:p>0.9906424897915888</text:p>
          </table:table-cell>
          <table:table-cell office:value-type="float" office:value="1.0909879291922975">
            <text:p>1.0909879291922975</text:p>
          </table:table-cell>
          <table:table-cell office:value-type="float" office:value="2.0905655416674502">
            <text:p>2.0905655416674502</text:p>
          </table:table-cell>
          <table:table-cell office:value-type="float" office:value="336.81844652914026">
            <text:p>336.8184465291402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342584998381219">
            <text:p>0.2342584998381219</text:p>
          </table:table-cell>
          <table:table-cell office:value-type="string" office:string-value="19">
            <text:p>19</text:p>
          </table:table-cell>
          <table:table-cell office:value-type="float" office:value="0.1473436066941718">
            <text:p>0.14734360669417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2175">
            <text:p>0.012175</text:p>
          </table:table-cell>
          <table:table-cell office:value-type="float" office:value="1.0">
            <text:p>1.0</text:p>
          </table:table-cell>
          <table:table-cell office:value-type="float" office:value="0.9977001052849782">
            <text:p>0.9977001052849782</text:p>
          </table:table-cell>
          <table:table-cell office:value-type="float" office:value="0.9932571737532352">
            <text:p>0.9932571737532352</text:p>
          </table:table-cell>
          <table:table-cell office:value-type="float" office:value="50.09682627601844">
            <text:p>50.09682627601844</text:p>
          </table:table-cell>
          <table:table-cell office:value-type="float" office:value="49.98160885002686">
            <text:p>49.98160885002686</text:p>
          </table:table-cell>
          <table:table-cell office:value-type="float" office:value="49.75903208092489">
            <text:p>49.75903208092489</text:p>
          </table:table-cell>
          <table:table-cell office:value-type="float" office:value="188.29842538332423">
            <text:p>188.29842538332423</text:p>
          </table:table-cell>
          <table:table-cell office:value-type="float" office:value="78.38463990133344">
            <text:p>78.38463990133344</text:p>
          </table:table-cell>
          <table:table-cell office:value-type="float" office:value="71.02437379144239">
            <text:p>71.02437379144239</text:p>
          </table:table-cell>
          <table:table-cell office:value-type="float" office:value="0.0022998947150217">
            <text:p>0.0022998947150217</text:p>
          </table:table-cell>
          <table:table-cell office:value-type="float" office:value="0.0044429315317429">
            <text:p>0.0044429315317429</text:p>
          </table:table-cell>
          <table:table-cell office:value-type="float" office:value="0.9932571737532352">
            <text:p>0.9932571737532352</text:p>
          </table:table-cell>
          <table:table-cell office:value-type="float" office:value="0.7819642031074081">
            <text:p>0.7819642031074081</text:p>
          </table:table-cell>
          <table:table-cell office:value-type="float" office:value="1.5105967207925897">
            <text:p>1.5105967207925897</text:p>
          </table:table-cell>
          <table:table-cell office:value-type="float" office:value="337.7074390761">
            <text:p>337.707439076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673274998843728">
            <text:p>0.1673274998843728</text:p>
          </table:table-cell>
          <table:table-cell office:value-type="string" office:string-value="20">
            <text:p>20</text:p>
          </table:table-cell>
          <table:table-cell office:value-type="float" office:value="0.1071594958211406">
            <text:p>0.107159495821140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38899999999999">
            <text:p>0.0138899999999999</text:p>
          </table:table-cell>
          <table:table-cell office:value-type="float" office:value="1.0">
            <text:p>1.0</text:p>
          </table:table-cell>
          <table:table-cell office:value-type="float" office:value="0.9983531933698728">
            <text:p>0.9983531933698728</text:p>
          </table:table-cell>
          <table:table-cell office:value-type="float" office:value="0.9951533686154748">
            <text:p>0.9951533686154748</text:p>
          </table:table-cell>
          <table:table-cell office:value-type="float" office:value="36.434228579187824">
            <text:p>36.434228579187824</text:p>
          </table:table-cell>
          <table:table-cell office:value-type="float" office:value="36.37422845000005">
            <text:p>36.37422845000005</text:p>
          </table:table-cell>
          <table:table-cell office:value-type="float" office:value="36.25764530348497">
            <text:p>36.25764530348497</text:p>
          </table:table-cell>
          <table:table-cell office:value-type="float" office:value="190.6540616830668">
            <text:p>190.6540616830668</text:p>
          </table:table-cell>
          <table:table-cell office:value-type="float" office:value="78.93530575334333">
            <text:p>78.93530575334333</text:p>
          </table:table-cell>
          <table:table-cell office:value-type="float" office:value="68.76277789285139">
            <text:p>68.76277789285139</text:p>
          </table:table-cell>
          <table:table-cell office:value-type="float" office:value="0.0016468066301272">
            <text:p>0.0016468066301272</text:p>
          </table:table-cell>
          <table:table-cell office:value-type="float" office:value="0.0031998247543977">
            <text:p>0.0031998247543977</text:p>
          </table:table-cell>
          <table:table-cell office:value-type="float" office:value="0.9951533686154748">
            <text:p>0.9951533686154748</text:p>
          </table:table-cell>
          <table:table-cell office:value-type="float" office:value="0.5599142542432766">
            <text:p>0.5599142542432766</text:p>
          </table:table-cell>
          <table:table-cell office:value-type="float" office:value="1.0879404164952275">
            <text:p>1.0879404164952275</text:p>
          </table:table-cell>
          <table:table-cell office:value-type="float" office:value="338.3521453292615">
            <text:p>338.352145329261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19519642774552">
            <text:p>0.119519642774552</text:p>
          </table:table-cell>
          <table:table-cell office:value-type="string" office:string-value="21">
            <text:p>21</text:p>
          </table:table-cell>
          <table:table-cell office:value-type="float" office:value="0.0775493813626644">
            <text:p>0.07754938136266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104">
            <text:p>0.014104</text:p>
          </table:table-cell>
          <table:table-cell office:value-type="float" office:value="1.0">
            <text:p>1.0</text:p>
          </table:table-cell>
          <table:table-cell office:value-type="float" office:value="0.998821659178348">
            <text:p>0.998821659178348</text:p>
          </table:table-cell>
          <table:table-cell office:value-type="float" office:value="0.9965225462573488">
            <text:p>0.9965225462573488</text:p>
          </table:table-cell>
          <table:table-cell office:value-type="float" office:value="26.36678966330591">
            <text:p>26.36678966330591</text:p>
          </table:table-cell>
          <table:table-cell office:value-type="float" office:value="26.335720598709727">
            <text:p>26.335720598709727</text:p>
          </table:table-cell>
          <table:table-cell office:value-type="float" office:value="26.27510037190955">
            <text:p>26.27510037190955</text:p>
          </table:table-cell>
          <table:table-cell office:value-type="float" office:value="192.3876775572612">
            <text:p>192.3876775572612</text:p>
          </table:table-cell>
          <table:table-cell office:value-type="float" office:value="79.33951689814143">
            <text:p>79.33951689814143</text:p>
          </table:table-cell>
          <table:table-cell office:value-type="float" office:value="67.09047127209598">
            <text:p>67.09047127209598</text:p>
          </table:table-cell>
          <table:table-cell office:value-type="float" office:value="0.0011783408216519">
            <text:p>0.0011783408216519</text:p>
          </table:table-cell>
          <table:table-cell office:value-type="float" office:value="0.0022991129209992">
            <text:p>0.0022991129209992</text:p>
          </table:table-cell>
          <table:table-cell office:value-type="float" office:value="0.9965225462573488">
            <text:p>0.9965225462573488</text:p>
          </table:table-cell>
          <table:table-cell office:value-type="float" office:value="0.4006358793616504">
            <text:p>0.4006358793616504</text:p>
          </table:table-cell>
          <table:table-cell office:value-type="float" office:value="0.7816983931397514">
            <text:p>0.7816983931397514</text:p>
          </table:table-cell>
          <table:table-cell office:value-type="float" office:value="338.81766572749854">
            <text:p>338.8176657274985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853711734103943">
            <text:p>0.0853711734103943</text:p>
          </table:table-cell>
          <table:table-cell office:value-type="string" office:string-value="22">
            <text:p>22</text:p>
          </table:table-cell>
          <table:table-cell office:value-type="float" office:value="0.0559176284766063">
            <text:p>0.055917628476606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3169999999999">
            <text:p>0.0183169999999999</text:p>
          </table:table-cell>
          <table:table-cell office:value-type="float" office:value="1.0">
            <text:p>1.0</text:p>
          </table:table-cell>
          <table:table-cell office:value-type="float" office:value="0.9991572830658468">
            <text:p>0.9991572830658468</text:p>
          </table:table-cell>
          <table:table-cell office:value-type="float" office:value="0.9975081219154828">
            <text:p>0.9975081219154828</text:p>
          </table:table-cell>
          <table:table-cell office:value-type="float" office:value="19.011993682046143">
            <text:p>19.011993682046143</text:p>
          </table:table-cell>
          <table:table-cell office:value-type="float" office:value="18.99597195301828">
            <text:p>18.99597195301828</text:p>
          </table:table-cell>
          <table:table-cell office:value-type="float" office:value="18.96461811164688">
            <text:p>18.96461811164688</text:p>
          </table:table-cell>
          <table:table-cell office:value-type="float" office:value="193.65304236999347">
            <text:p>193.65304236999347</text:p>
          </table:table-cell>
          <table:table-cell office:value-type="float" office:value="79.63399806443529">
            <text:p>79.63399806443529</text:p>
          </table:table-cell>
          <table:table-cell office:value-type="float" office:value="65.86572101683547">
            <text:p>65.86572101683547</text:p>
          </table:table-cell>
          <table:table-cell office:value-type="float" office:value="0.000842716934153">
            <text:p>0.000842716934153</text:p>
          </table:table-cell>
          <table:table-cell office:value-type="float" office:value="0.001649161150364">
            <text:p>0.001649161150364</text:p>
          </table:table-cell>
          <table:table-cell office:value-type="float" office:value="0.9975081219154828">
            <text:p>0.9975081219154828</text:p>
          </table:table-cell>
          <table:table-cell office:value-type="float" office:value="0.2865237576120382">
            <text:p>0.2865237576120382</text:p>
          </table:table-cell>
          <table:table-cell office:value-type="float" office:value="0.5607147911237819">
            <text:p>0.5607147911237819</text:p>
          </table:table-cell>
          <table:table-cell office:value-type="float" office:value="339.1527614512641">
            <text:p>339.152761451264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0979409578853">
            <text:p>0.060979409578853</text:p>
          </table:table-cell>
          <table:table-cell office:value-type="string" office:string-value="23">
            <text:p>23</text:p>
          </table:table-cell>
          <table:table-cell office:value-type="float" office:value="0.0402134405991907">
            <text:p>0.04021344059919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143">
            <text:p>0.015143</text:p>
          </table:table-cell>
          <table:table-cell office:value-type="float" office:value="1.0">
            <text:p>1.0</text:p>
          </table:table-cell>
          <table:table-cell office:value-type="float" office:value="0.9993975266949268">
            <text:p>0.9993975266949268</text:p>
          </table:table-cell>
          <table:table-cell office:value-type="float" office:value="0.9982160012945724">
            <text:p>0.9982160012945724</text:p>
          </table:table-cell>
          <table:table-cell office:value-type="float" office:value="13.672569803724855">
            <text:p>13.672569803724855</text:p>
          </table:table-cell>
          <table:table-cell office:value-type="float" office:value="13.664332445406362">
            <text:p>13.664332445406362</text:p>
          </table:table-cell>
          <table:table-cell office:value-type="float" office:value="13.64817795689514">
            <text:p>13.64817795689514</text:p>
          </table:table-cell>
          <table:table-cell office:value-type="float" office:value="194.5710736634524">
            <text:p>194.5710736634524</text:p>
          </table:table-cell>
          <table:table-cell office:value-type="float" office:value="79.84735947904572">
            <text:p>79.84735947904572</text:p>
          </table:table-cell>
          <table:table-cell office:value-type="float" office:value="64.97500729765649">
            <text:p>64.97500729765649</text:p>
          </table:table-cell>
          <table:table-cell office:value-type="float" office:value="0.000602473305073">
            <text:p>0.000602473305073</text:p>
          </table:table-cell>
          <table:table-cell office:value-type="float" office:value="0.0011815254003546">
            <text:p>0.0011815254003546</text:p>
          </table:table-cell>
          <table:table-cell office:value-type="float" office:value="0.9982160012945724">
            <text:p>0.9982160012945724</text:p>
          </table:table-cell>
          <table:table-cell office:value-type="float" office:value="0.2048409237248249">
            <text:p>0.2048409237248249</text:p>
          </table:table-cell>
          <table:table-cell office:value-type="float" office:value="0.4017186361205826">
            <text:p>0.4017186361205826</text:p>
          </table:table-cell>
          <table:table-cell office:value-type="float" office:value="339.3934404401546">
            <text:p>339.393440440154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35567211277522">
            <text:p>0.0435567211277522</text:p>
          </table:table-cell>
          <table:table-cell office:value-type="string" office:string-value="24">
            <text:p>24</text:p>
          </table:table-cell>
          <table:table-cell office:value-type="float" office:value="0.0288644071769631">
            <text:p>0.02886440717696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3029999999999">
            <text:p>0.0173029999999999</text:p>
          </table:table-cell>
          <table:table-cell office:value-type="float" office:value="1.0">
            <text:p>1.0</text:p>
          </table:table-cell>
          <table:table-cell office:value-type="float" office:value="0.9995693903296128">
            <text:p>0.9995693903296128</text:p>
          </table:table-cell>
          <table:table-cell office:value-type="float" office:value="0.9987236257608239">
            <text:p>0.9987236257608239</text:p>
          </table:table-cell>
          <table:table-cell office:value-type="float" office:value="9.813898440167476">
            <text:p>9.813898440167476</text:p>
          </table:table-cell>
          <table:table-cell office:value-type="float" office:value="9.809672480594944">
            <text:p>9.809672480594944</text:p>
          </table:table-cell>
          <table:table-cell office:value-type="float" office:value="9.801372233012557">
            <text:p>9.801372233012557</text:p>
          </table:table-cell>
          <table:table-cell office:value-type="float" office:value="195.23421159289495">
            <text:p>195.23421159289495</text:p>
          </table:table-cell>
          <table:table-cell office:value-type="float" office:value="80.00133050475756">
            <text:p>80.00133050475756</text:p>
          </table:table-cell>
          <table:table-cell office:value-type="float" office:value="64.3304906610276">
            <text:p>64.3304906610276</text:p>
          </table:table-cell>
          <table:table-cell office:value-type="float" office:value="0.0004306096703872">
            <text:p>0.0004306096703872</text:p>
          </table:table-cell>
          <table:table-cell office:value-type="float" office:value="0.0008457645687889">
            <text:p>0.0008457645687889</text:p>
          </table:table-cell>
          <table:table-cell office:value-type="float" office:value="0.9987236257608239">
            <text:p>0.9987236257608239</text:p>
          </table:table-cell>
          <table:table-cell office:value-type="float" office:value="0.1464072879316535">
            <text:p>0.1464072879316535</text:p>
          </table:table-cell>
          <table:table-cell office:value-type="float" office:value="0.2875599533882366">
            <text:p>0.2875599533882366</text:p>
          </table:table-cell>
          <table:table-cell office:value-type="float" office:value="339.56603275868014">
            <text:p>339.566032758680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11119436626801">
            <text:p>0.0311119436626801</text:p>
          </table:table-cell>
          <table:table-cell office:value-type="string" office:string-value="25">
            <text:p>25</text:p>
          </table:table-cell>
          <table:table-cell office:value-type="float" office:value="0.0206897213826886">
            <text:p>0.02068972138268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155">
            <text:p>0.017155</text:p>
          </table:table-cell>
          <table:table-cell office:value-type="float" office:value="1.0">
            <text:p>1.0</text:p>
          </table:table-cell>
          <table:table-cell office:value-type="float" office:value="0.9996922831692832">
            <text:p>0.9996922831692832</text:p>
          </table:table-cell>
          <table:table-cell office:value-type="float" office:value="0.9990872363889364">
            <text:p>0.9990872363889364</text:p>
          </table:table-cell>
          <table:table-cell office:value-type="float" office:value="7.0345052701141455">
            <text:p>7.0345052701141455</text:p>
          </table:table-cell>
          <table:table-cell office:value-type="float" office:value="7.032340634446768">
            <text:p>7.032340634446768</text:p>
          </table:table-cell>
          <table:table-cell office:value-type="float" office:value="7.028084429681751">
            <text:p>7.028084429681751</text:p>
          </table:table-cell>
          <table:table-cell office:value-type="float" office:value="195.7117065052537">
            <text:p>195.7117065052537</text:p>
          </table:table-cell>
          <table:table-cell office:value-type="float" office:value="80.11212173281228">
            <text:p>80.11212173281228</text:p>
          </table:table-cell>
          <table:table-cell office:value-type="float" office:value="63.8658321341724">
            <text:p>63.8658321341724</text:p>
          </table:table-cell>
          <table:table-cell office:value-type="float" office:value="0.0003077168307167">
            <text:p>0.0003077168307167</text:p>
          </table:table-cell>
          <table:table-cell office:value-type="float" office:value="0.0006050467803468">
            <text:p>0.0006050467803468</text:p>
          </table:table-cell>
          <table:table-cell office:value-type="float" office:value="0.9990872363889364">
            <text:p>0.9990872363889364</text:p>
          </table:table-cell>
          <table:table-cell office:value-type="float" office:value="0.1046237224436885">
            <text:p>0.1046237224436885</text:p>
          </table:table-cell>
          <table:table-cell office:value-type="float" office:value="0.2057159053179447">
            <text:p>0.2057159053179447</text:p>
          </table:table-cell>
          <table:table-cell office:value-type="float" office:value="339.6896603722384">
            <text:p>339.68966037223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